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19" style:family="paragraph" style:parent-style-name="Standard">
      <style:text-properties style:font-name="Verdana" fo:font-size="10pt" officeooo:rsid="0026aebd" officeooo:paragraph-rsid="0026aebd" style:font-size-asian="10pt" style:font-size-complex="10pt"/>
    </style:style>
    <style:style style:name="P20" style:family="paragraph" style:parent-style-name="Standard">
      <style:text-properties style:font-name="Verdana" fo:font-size="10pt" officeooo:rsid="002ab01d" officeooo:paragraph-rsid="002ab01d" style:font-size-asian="10pt" style:font-size-complex="10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789cf" officeooo:paragraph-rsid="002789cf" style:font-size-asian="10pt" style:font-size-complex="10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4" style:family="paragraph" style:parent-style-name="Standard">
      <style:text-properties style:font-name="Verdana" fo:font-size="10pt" officeooo:rsid="00229909" officeooo:paragraph-rsid="00229909" style:font-size-asian="10pt" style:font-size-complex="10pt"/>
    </style:style>
    <style:style style:name="P25" style:family="paragraph" style:parent-style-name="Standard">
      <style:text-properties style:font-name="Verdana" fo:font-size="10pt" officeooo:rsid="002bcd5f" officeooo:paragraph-rsid="002bcd5f" style:font-size-asian="10pt" style:font-size-complex="10pt"/>
    </style:style>
    <style:style style:name="P26" style:family="paragraph" style:parent-style-name="Standard">
      <style:text-properties style:font-name="Verdana" fo:font-size="10pt" officeooo:rsid="002d9336" officeooo:paragraph-rsid="002d9336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Verdana" fo:font-size="10pt" officeooo:rsid="002d9336" officeooo:paragraph-rsid="002dfbf7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Verdana" fo:font-size="10pt" fo:font-weight="bold" officeooo:rsid="002a61fc" officeooo:paragraph-rsid="002dfbf7" style:font-size-asian="10pt" style:font-weight-asian="bold" style:font-size-complex="10pt" style:font-weight-complex="bold"/>
    </style:style>
    <style:style style:name="P29" style:family="paragraph" style:parent-style-name="Heading_20_1">
      <style:text-properties style:font-name="Verdana" fo:font-size="10pt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Verdana" fo:font-size="10pt" officeooo:rsid="002a61fc" officeooo:paragraph-rsid="002a61f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Verdana" fo:font-size="10pt" officeooo:rsid="002bcd5f" officeooo:paragraph-rsid="002bcd5f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fo:font-variant="normal" fo:text-transform="none" fo:color="#141823" fo:letter-spacing="normal" fo:font-style="normal" fo:font-weight="normal" officeooo:rsid="002ab01d"/>
    </style:style>
    <style:style style:name="T6" style:family="text">
      <style:text-properties officeooo:rsid="002ab01d"/>
    </style:style>
    <style:style style:name="T7" style:family="text">
      <style:text-properties officeooo:rsid="002bb9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AY 2014-2015</text:p>
      <text:p text:style-name="P8"><text:s/><text:span text:style-name="T2">Sprint</text:span>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24">CABILES, Miguel</text:p>
          </table:table-cell>
          <table:covered-table-cell/>
          <table:table-cell table:style-name="Table1.A1" table:number-columns-spanned="2" office:value-type="string">
            <text:p text:style-name="P28">Peer Review Date: </text:p>
          </table:table-cell>
          <table:covered-table-cell/>
          <table:table-cell table:style-name="Table1.F1" office:value-type="string">
            <text:p text:style-name="P27">20 Mar 2015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11">Treesim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26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8">PinkPlastiCS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20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<text:span text:style-name="T2">Sprint Release</text:span> Approved</text:p>
          </table:table-cell>
          <table:table-cell table:style-name="Table1.F1" table:number-columns-spanned="5" office:value-type="string">
            <text:p text:style-name="P25">Yes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5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2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<text:span text:style-name="T2">User Acceptance </text:span>Criteria</text:p>
          </table:table-cell>
          <table:table-cell table:style-name="Table2.A1" office:value-type="string">
            <text:p text:style-name="P7">Comply</text:p>
          </table:table-cell>
          <table:table-cell table:style-name="Table2.C1" office:value-type="string">
            <text:p text:style-name="P7">Remark</text:p>
          </table:table-cell>
        </table:table-row>
        <table:table-row>
          <table:table-cell table:style-name="Table2.A2" office:value-type="string">
            <text:p text:style-name="P21">User can <text:span text:style-name="T6">view the Usage Tracker</text:span></text:p>
          </table:table-cell>
          <table:table-cell table:style-name="Table2.A2" office:value-type="string">
            <text:p text:style-name="P3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2"><text:span text:style-name="T3">User can </text:span><text:span text:style-name="T5">play</text:span><text:span text:style-name="T3"> the </text:span><text:span text:style-name="T4">Pre-Order Demo</text:span></text:p>
          </table:table-cell>
          <table:table-cell table:style-name="Table2.A2" office:value-type="string">
            <text:p text:style-name="P3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</text:span><text:span text:style-name="T5">play</text:span><text:span text:style-name="T3"> the </text:span><text:span text:style-name="T4">In-Order Demo</text:span></text:p>
          </table:table-cell>
          <table:table-cell table:style-name="Table2.A2" office:value-type="string">
            <text:p text:style-name="P3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</text:span><text:span text:style-name="T5">play</text:span><text:span text:style-name="T3"> the </text:span><text:span text:style-name="T4">Post-Order Demo</text:span></text:p>
          </table:table-cell>
          <table:table-cell table:style-name="Table2.A2" office:value-type="string">
            <text:p text:style-name="P3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h text:style-name="P29" text:outline-level="1">Reviewer’s Comments:<text:line-break/></text:h>
      <text:p text:style-name="P25">The sprint is very n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6-02T08:59:09.840000000</dc:date>
    <meta:print-date>2006-07-28T14:33:00</meta:print-date>
    <meta:editing-cycles>22</meta:editing-cycles>
    <meta:editing-duration>P1DT1H27M35S</meta:editing-duration>
    <meta:generator>LibreOffice/4.3.0.4$Windows_x86 LibreOffice_project/62ad5818884a2fc2e5780dd45466868d41009ec0</meta:generator>
    <meta:document-statistic meta:table-count="2" meta:image-count="0" meta:object-count="0" meta:page-count="1" meta:paragraph-count="32" meta:word-count="108" meta:character-count="644" meta:non-whitespace-character-count="555"/>
  </office:meta>
</office:document-meta>
</file>